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Source Code Pro" svg:font-family="'Source Code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5.332cm"/>
    </style:style>
    <style:style style:name="co6" style:family="table-column">
      <style:table-column-properties fo:break-before="auto" style:column-width="5.004cm"/>
    </style:style>
    <style:style style:name="co7" style:family="table-column">
      <style:table-column-properties fo:break-before="auto" style:column-width="4.157cm"/>
    </style:style>
    <style:style style:name="co8" style:family="table-column">
      <style:table-column-properties fo:break-before="auto" style:column-width="3.464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129cm"/>
    </style:style>
    <style:style style:name="co13" style:family="table-column">
      <style:table-column-properties fo:break-before="auto" style:column-width="2.508cm"/>
    </style:style>
    <style:style style:name="co14" style:family="table-column">
      <style:table-column-properties fo:break-before="auto" style:column-width="2.337cm"/>
    </style:style>
    <style:style style:name="ro1" style:family="table-row">
      <style:table-row-properties style:row-height="1.021cm" fo:break-before="auto" style:use-optimal-row-height="false"/>
    </style:style>
    <style:style style:name="ro2" style:family="table-row">
      <style:table-row-properties style:row-height="0.59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533cm" fo:break-before="auto" style:use-optimal-row-height="true"/>
    </style:style>
    <style:style style:name="ro5" style:family="table-row">
      <style:table-row-properties style:row-height="0.794cm" fo:break-before="auto" style:use-optimal-row-height="true"/>
    </style:style>
    <style:style style:name="ro6" style:family="table-row">
      <style:table-row-properties style:row-height="0.76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681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1.8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99cc" style:text-align-source="fix" style:repeat-content="false" fo:wrap-option="no-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ackground-color="#99ccff"/>
      <style:text-properties fo:color="#666666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90000"/>
      <style:text-properties fo:color="#666666"/>
    </style:style>
    <style:style style:name="ce5" style:family="table-cell" style:parent-style-name="Default" style:data-style-name="N100">
      <style:text-properties style:font-name="Source Code Pro" fo:font-size="8pt" style:font-size-asian="8pt" style:font-size-complex="8pt"/>
    </style:style>
    <style:style style:name="ce6" style:family="table-cell" style:parent-style-name="Default" style:data-style-name="N100">
      <style:table-cell-properties fo:background-color="#003300"/>
      <style:text-properties fo:color="#666666"/>
    </style:style>
    <style:style style:name="ce7" style:family="table-cell" style:parent-style-name="Default" style:data-style-name="N100">
      <style:table-cell-properties fo:background-color="#cc66ff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ackground-color="#cc9900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vertical-align="middle"/>
      <style:paragraph-properties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vertical-align="middle"/>
      <style:text-properties fo:font-size="8pt" style:font-size-asian="8pt" style:font-size-complex="8pt"/>
    </style:style>
    <style:style style:name="ce12" style:family="table-cell" style:parent-style-name="Default" style:data-style-name="N100">
      <style:table-cell-properties fo:background-color="#336699" style:text-align-source="fix" style:repeat-content="false" fo:wrap-option="no-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fo:background-color="#6600cc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fo:background-color="#996600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style:text-align-source="value-type" style:repeat-content="false" fo:wrap-option="no-wrap" style:vertical-align="middle"/>
      <style:paragraph-properties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ackground-color="#996600" style:text-align-source="fix" style:repeat-content="false" fo:wrap-option="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fo:background-color="#336699" style:text-align-source="fix" style:repeat-content="false" fo:wrap-option="no-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start" fo:margin-left="0cm"/>
      <style:text-properties fo:color="#666666" fo:font-size="10pt" style:text-underline-style="none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 style:data-style-name="N100">
      <style:table-cell-properties fo:background-color="#990000" style:text-align-source="value-type" style:repeat-content="false" fo:wrap-option="no-wrap" style:vertical-align="middle"/>
      <style:paragraph-properties fo:margin-left="0cm"/>
      <style:text-properties fo:color="#ffffff" fo:font-size="10pt" style:text-underline-style="none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Source Code Pro" fo:font-size="8pt" style:font-size-asian="8pt" style:font-size-complex="8pt"/>
    </style:style>
    <style:style style:name="ce23" style:family="table-cell" style:parent-style-name="Default" style:data-style-name="N100">
      <style:table-cell-properties fo:background-color="#003300" style:text-align-source="value-type" style:repeat-content="false" fo:wrap-option="no-wrap" style:vertical-align="middle"/>
      <style:paragraph-properties fo:margin-left="0cm"/>
      <style:text-properties fo:color="#ffffff" fo:font-size="10pt" style:text-underline-style="none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00">
      <style:table-cell-properties fo:background-color="#6600cc" style:text-align-source="fix" style:repeat-content="false" fo:wrap-option="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2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6600cc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fo:color="#996600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996600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0">
      <style:table-cell-properties fo:background-color="#990000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34" style:family="table-cell" style:parent-style-name="Default" style:data-style-name="N100">
      <style:text-properties fo:color="#c5000b" style:font-name="Source Code Pro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100">
      <style:table-cell-properties fo:background-color="#003300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36" style:family="table-cell" style:parent-style-name="Default" style:data-style-name="N100">
      <style:text-properties fo:color="#003300" style:font-name="Source Code Pro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00">
      <style:table-cell-properties fo:background-color="#996600" style:text-align-source="fix" style:repeat-content="false" fo:wrap-option="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 fo:hyphenate="true"/>
    </style:style>
    <style:style style:name="ce38" style:family="table-cell" style:parent-style-name="Default" style:data-style-name="N100">
      <style:table-cell-properties style:text-align-source="value-type" style:repeat-content="false" fo:wrap-option="no-wrap" style:vertical-align="middle"/>
      <style:paragraph-properties fo:margin-left="0cm"/>
      <style:text-properties fo:font-size="8pt" style:font-size-asian="8pt" style:font-size-complex="8pt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8pt" style:font-name-asian="SimSun" style:font-size-asian="8pt" style:font-name-complex="Lucida Sans" style:font-size-complex="8pt"/>
    </style:style>
    <style:style style:name="ce4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style:font-name="Source Code Pro" fo:font-size="8pt" style:font-size-asian="8pt" style:font-size-complex="8pt"/>
    </style:style>
    <style:style style:name="ce42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6600cc" style:font-name="Source Code Pro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996600" style:font-name="Source Code Pro" fo:font-size="8pt" style:font-size-asian="8pt" style:font-size-complex="8pt"/>
    </style:style>
    <style:style style:name="ce44" style:family="table-cell" style:parent-style-name="Default" style:data-style-name="N100">
      <style:table-cell-properties style:text-align-source="fix" style:repeat-content="false" fo:background-color="transparent" fo:wrap-option="no-wrap" style:shrink-to-fit="false" style:vertical-align="middle"/>
      <style:paragraph-properties fo:text-align="start" fo:margin-left="0cm"/>
      <style:text-properties fo:color="#996600" style:font-name="Source Code Pro" fo:font-size="8pt" style:font-size-asian="8pt" style:font-size-complex="8pt"/>
    </style:style>
    <style:style style:name="ce45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996600" style:font-name="Source Code Pro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100">
      <style:table-cell-properties style:text-align-source="fix" style:repeat-content="false" fo:wrap-option="no-wrap" style:shrink-to-fit="false" style:vertical-align="middle"/>
      <style:paragraph-properties fo:text-align="start" fo:margin-left="0cm"/>
      <style:text-properties fo:color="#996600" style:font-name="Source Code Pro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no-wrap" style:shrink-to-fit="false" style:vertical-align="middle"/>
      <style:paragraph-properties fo:text-align="start" fo:margin-left="0cm"/>
      <style:text-properties fo:color="#996600" style:font-name="Source Code Pro" fo:font-size="8pt" style:font-size-asian="8pt" style:font-size-complex="8pt"/>
    </style:style>
    <style:style style:name="ce48" style:family="table-cell" style:parent-style-name="Default" style:data-style-name="N100">
      <style:text-properties fo:color="#c5000b" style:font-name="Source Code Pro" fo:font-size="8pt" style:font-size-asian="8pt" style:font-size-complex="8pt"/>
    </style:style>
    <style:style style:name="ce49" style:family="table-cell" style:parent-style-name="Default" style:data-style-name="N100">
      <style:text-properties fo:color="#996600" style:font-name="Source Code Pro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0">
      <style:table-cell-properties fo:background-color="#996600" style:text-align-source="fix" style:repeat-content="false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start" fo:margin-left="0cm"/>
      <style:text-properties fo:color="#66666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start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100">
      <style:text-properties style:font-name="Source Code Pro"/>
    </style:style>
    <style:style style:name="ce54" style:family="table-cell" style:parent-style-name="Default" style:data-style-name="N100">
      <style:table-cell-properties style:text-align-source="fix" style:repeat-content="false" fo:wrap-option="no-wrap" style:shrink-to-fit="false" style:vertical-align="middle"/>
      <style:paragraph-properties fo:text-align="end" fo:margin-left="0cm"/>
      <style:text-properties fo:color="#996600" style:font-name="Source Code Pro" fo:font-size="8pt" style:font-size-asian="8pt" style:font-size-complex="8pt"/>
    </style:style>
    <style:style style:name="ce55" style:family="table-cell" style:parent-style-name="Default" style:data-style-name="N100">
      <style:table-cell-properties fo:background-color="#990000" style:text-align-source="fix" style:repeat-content="false" fo:wrap-option="no-wrap" style:vertical-align="middle"/>
      <style:paragraph-properties fo:text-align="start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ext-properties style:font-name="Source Code Pro" fo:font-size="8pt" style:font-size-asian="8pt" style:font-size-complex="8pt"/>
    </style:style>
    <style:style style:name="ce57" style:family="table-cell" style:parent-style-name="Default" style:data-style-name="N100">
      <style:table-cell-properties fo:background-color="#003300" style:text-align-source="fix" style:repeat-content="false" fo:wrap-option="no-wrap" style:vertical-align="middle"/>
      <style:paragraph-properties fo:text-align="start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 style:data-style-name="N100">
      <style:table-cell-properties fo:background-color="#336699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5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336699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ext-properties fo:color="#3333ff" style:font-name="Source Code Pro" fo:font-size="8pt" style:font-size-asian="8pt" style:font-size-complex="8pt"/>
    </style:style>
    <style:style style:name="ce61" style:family="table-cell" style:parent-style-name="Default">
      <style:text-properties fo:color="#3333ff"/>
    </style:style>
    <style:style style:name="ce62" style:family="table-cell" style:parent-style-name="Default" style:data-style-name="N100">
      <style:text-properties fo:color="#3333ff" style:font-name="Source Code Pro" fo:font-size="8pt" style:font-size-asian="8pt" style:font-size-complex="8pt"/>
    </style:style>
    <style:style style:name="ce63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336699" fo:font-size="8pt" style:font-size-asian="8pt" style:font-size-complex="8pt"/>
    </style:style>
    <style:style style:name="ce64" style:family="table-cell" style:parent-style-name="Default" style:data-style-name="N100">
      <style:table-cell-properties style:text-align-source="value-type" style:repeat-content="false" fo:wrap-option="no-wrap" style:vertical-align="middle"/>
      <style:text-properties fo:font-size="8pt" fo:font-weight="bold" style:font-size-asian="8pt" style:font-weight-asian="bold" style:font-size-complex="8pt" style:font-weight-complex="bold"/>
    </style:style>
    <style:style style:name="ce65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333333" fo:font-size="8pt" style:font-size-asian="8pt" style:font-size-complex="8pt"/>
    </style:style>
    <style:style style:name="ce66" style:family="table-cell" style:parent-style-name="Default" style:data-style-name="N100">
      <style:table-cell-properties fo:background-color="#996600" style:text-align-source="value-type" style:repeat-content="false" fo:wrap-option="no-wrap" style:vertical-align="middle"/>
      <style:paragraph-properties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style:font-name-asian="SimSun" style:font-name-complex="Lucida Sans"/>
    </style:style>
    <style:style style:name="T4" style:family="text">
      <style:text-properties style:font-name-asian="SimSun" style:font-name-complex="Lucida Sans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4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1" table:default-cell-style-name="ce25"/>
        <table:table-column table:style-name="co13" table:default-cell-style-name="ce25"/>
        <table:table-column table:style-name="co14" table:default-cell-style-name="ce25"/>
        <table:table-column table:style-name="co11" table:number-columns-repeated="1009" table:default-cell-style-name="ce25"/>
        <table:table-row table:style-name="ro1">
          <table:table-cell table:style-name="ce1" office:value-type="string" calcext:value-type="string">
            <text:p>Variables</text:p>
          </table:table-cell>
          <table:table-cell table:style-name="ce12"/>
          <table:table-cell table:style-name="ce18" office:value-type="string" calcext:value-type="string">
            <text:p>Classe</text:p>
          </table:table-cell>
          <table:table-cell table:style-name="ce18" office:value-type="string" calcext:value-type="string">
            <text:p>Nom</text:p>
          </table:table-cell>
          <table:table-cell table:style-name="ce18" office:value-type="string" calcext:value-type="string">
            <text:p>Valeur</text:p>
          </table:table-cell>
          <table:table-cell table:style-name="ce18" office:value-type="string" calcext:value-type="string">
            <text:p>Comment</text:p>
          </table:table-cell>
          <table:table-cell table:style-name="ce58" table:number-columns-repeated="1018"/>
        </table:table-row>
        <table:table-row table:style-name="ro2">
          <table:table-cell table:style-name="ce2" table:number-columns-repeated="2"/>
          <table:table-cell table:style-name="ce19" office:value-type="string" calcext:value-type="string">
            <text:p>Objets communs</text:p>
          </table:table-cell>
          <table:table-cell table:style-name="ce28" table:number-columns-repeated="2"/>
          <table:table-cell table:style-name="ce51" office:value-type="string" calcext:value-type="string">
            <text:p>Variables générales définies par Mutiny</text:p>
          </table:table-cell>
          <table:table-cell table:style-name="ce28" table:number-columns-repeated="1018"/>
        </table:table-row>
        <table:table-row table:style-name="ro3">
          <table:table-cell table:style-name="ce3" table:number-columns-repeated="2"/>
          <table:table-cell table:style-name="ce20"/>
          <table:table-cell table:style-name="ce29" office:value-type="string" calcext:value-type="string">
            <text:p>Common.Stores</text:p>
          </table:table-cell>
          <table:table-cell table:style-name="ce41" office:value-type="string" calcext:value-type="string">
            <text:p>PPT <text:s/>World</text:p>
          </table:table-cell>
          <table:table-cell table:style-name="ce20"/>
          <table:table-cell table:style-name="ce59"/>
          <table:table-cell table:style-name="ce63"/>
          <table:table-cell table:style-name="ce65"/>
          <table:table-cell table:style-name="ce26"/>
          <table:table-cell table:style-name="ce20" table:number-columns-repeated="1014"/>
        </table:table-row>
        <table:table-row table:style-name="ro4">
          <table:table-cell table:style-name="ce3" table:number-columns-repeated="2"/>
          <table:table-cell table:style-name="ce20"/>
          <table:table-cell table:style-name="ce29" office:value-type="string" calcext:value-type="string">
            <text:p>Liste_Prix_Base</text:p>
          </table:table-cell>
          <table:table-cell table:style-name="ce41" office:value-type="string" calcext:value-type="string">
            <text:p>CAT=20 3000 CAT=21 3500 CAT=22 5000 </text:p>
            <text:p>COL=1 +100 COL=2 +200</text:p>
            <text:p>FAB=3/CAT=20 +2000 FAB=3/CAT=3000 +200 FAB=3/CAT=22 +7000</text:p>
            <text:p><text:span text:style-name="T4">FAB=4/CAT=20 +100 FAB=4/CAT=21 +200 FAB=4/CAT=22 +500</text:span></text:p>
          </table:table-cell>
          <table:table-cell table:style-name="ce20"/>
          <table:table-cell table:style-name="ce59"/>
          <table:table-cell table:style-name="ce63"/>
          <table:table-cell table:style-name="ce65"/>
          <table:table-cell table:style-name="ce26"/>
          <table:table-cell table:style-name="ce20" table:number-columns-repeated="1014"/>
        </table:table-row>
        <table:table-row table:style-name="ro5">
          <table:table-cell table:style-name="ce3" table:number-columns-repeated="2"/>
          <table:table-cell table:style-name="ce20"/>
          <table:table-cell table:style-name="ce29" office:value-type="string" calcext:value-type="string">
            <text:p>Liste_Supplements_Prix</text:p>
          </table:table-cell>
          <table:table-cell table:style-name="ce41" office:value-type="string" calcext:value-type="string">
            <text:p>TH=4 300 TH=5 500 TH=6 700</text:p>
            <text:p>XTRA=1 500 XTRA=4 500 XTRA=6 1000</text:p>
          </table:table-cell>
          <table:table-cell table:style-name="ce20"/>
          <table:table-cell table:style-name="ce59"/>
          <table:table-cell table:style-name="ce63"/>
          <table:table-cell table:style-name="ce65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29"/>
          <table:table-cell table:style-name="ce26"/>
          <table:table-cell table:style-name="ce20"/>
          <table:table-cell table:style-name="ce59"/>
          <table:table-cell table:style-name="ce63"/>
          <table:table-cell table:style-name="ce65"/>
          <table:table-cell table:style-name="ce26"/>
          <table:table-cell table:style-name="ce20" table:number-columns-repeated="1014"/>
        </table:table-row>
        <table:table-row table:style-name="ro2">
          <table:table-cell table:style-name="ce2" table:number-columns-repeated="2"/>
          <table:table-cell table:style-name="ce19" office:value-type="string" calcext:value-type="string">
            <text:p>Valeurs des champs par défaut</text:p>
          </table:table-cell>
          <table:table-cell table:style-name="ce28" table:number-columns-repeated="2"/>
          <table:table-cell table:style-name="ce52" office:value-type="string" calcext:value-type="string">
            <text:p>Les champs obligatoires sont marqués par * dans l'entête de la colonne pour la section. Les champs non positionnés utiliseront les valeurs par défaut définies ci-dessous. </text:p>
          </table:table-cell>
          <table:table-cell table:style-name="ce28" table:number-columns-repeated="1018"/>
        </table:table-row>
        <table:table-row table:style-name="ro3">
          <table:table-cell table:style-name="ce3" table:number-columns-repeated="2"/>
          <table:table-cell table:style-name="ce20"/>
          <table:table-cell table:style-name="ce30" office:value-type="string" calcext:value-type="string">
            <text:p><text:span text:style-name="T1">Collections</text:span>.Store.Default</text:p>
          </table:table-cell>
          <table:table-cell table:style-name="ce42" office:value-type="string" calcext:value-type="string">
            <text:p>$(Common.Stores)</text:p>
          </table:table-cell>
          <table:table-cell table:style-name="ce53"/>
          <table:table-cell table:style-name="ce26"/>
          <table:table-cell table:style-name="ce20"/>
          <table:table-cell table:style-name="ce65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0" office:value-type="string" calcext:value-type="string">
            <text:p><text:span text:style-name="T1">Collections</text:span>.OrdreEAN13.Default</text:p>
          </table:table-cell>
          <table:table-cell table:style-name="ce42" office:value-type="string" calcext:value-type="string">
            <text:p>$(ZERO)</text:p>
          </table:table-cell>
          <table:table-cell table:style-name="ce22"/>
          <table:table-cell table:style-name="ce20" table:number-columns-repeated="2"/>
          <table:table-cell table:style-name="ce65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0" office:value-type="string" calcext:value-type="string">
            <text:p><text:span text:style-name="T1">Collections</text:span>.DigitsEAN13.Default</text:p>
          </table:table-cell>
          <table:table-cell table:style-name="ce42" office:value-type="string" calcext:value-type="string">
            <text:p>3</text:p>
          </table:table-cell>
          <table:table-cell table:style-name="ce53"/>
          <table:table-cell table:style-name="ce3" table:number-columns-repeated="2"/>
          <table:table-cell table:style-name="ce65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Default" table:number-columns-repeated="2"/>
          <table:table-cell table:style-name="ce53"/>
          <table:table-cell table:style-name="ce20" table:number-columns-repeated="2"/>
          <table:table-cell table:style-name="ce65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Categories.</text:span><text:span text:style-name="T2">EstActif.Default</text:span></text:p>
          </table:table-cell>
          <table:table-cell table:style-name="ce43" office:value-type="string" calcext:value-type="string">
            <text:p>$(ZERO)</text:p>
          </table:table-cell>
          <table:table-cell table:style-name="ce53"/>
          <table:table-cell table:style-name="ce20" table:number-columns-repeated="2"/>
          <table:table-cell table:style-name="ce65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Categories.</text:span><text:span text:style-name="T2">ParentID.Default</text:span></text:p>
          </table:table-cell>
          <table:table-cell table:style-name="ce43" office:value-type="string" calcext:value-type="string">
            <text:p>$(NIL)</text:p>
          </table:table-cell>
          <table:table-cell table:style-name="ce53"/>
          <table:table-cell table:style-name="ce20" table:number-columns-repeated="2"/>
          <table:table-cell table:style-name="ce65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Categories.</text:span><text:span text:style-name="T2">EstRacine.Default</text:span></text:p>
          </table:table-cell>
          <table:table-cell table:style-name="ce43" office:value-type="string" calcext:value-type="string">
            <text:p>$(ZERO)</text:p>
          </table:table-cell>
          <table:table-cell table:style-name="ce53"/>
          <table:table-cell table:style-name="ce20" table:number-columns-repeated="2"/>
          <table:table-cell table:style-name="ce65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Categories.</text:span><text:span text:style-name="T2">Description.</text:span>Default</text:p>
          </table:table-cell>
          <table:table-cell table:style-name="ce44" office:value-type="string" calcext:value-type="string">
            <text:p>Q( "(@( #(categorie_short_description $("$(ROW).ID")) <text:s/>2 1 3 4 5))) </text:p>
          </table:table-cell>
          <table:table-cell table:style-name="ce41"/>
          <table:table-cell table:style-name="ce20" table:number-columns-repeated="2"/>
          <table:table-cell table:style-name="ce65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2" office:value-type="string" calcext:value-type="string">
            <text:p><text:span text:style-name="T1">Categories</text:span>.<text:span text:style-name="T2">OrdreEAN13.Default</text:span></text:p>
          </table:table-cell>
          <table:table-cell table:style-name="ce45" office:value-type="string" calcext:value-type="string">
            <text:p>3</text:p>
          </table:table-cell>
          <table:table-cell table:style-name="ce22"/>
          <table:table-cell table:style-name="ce20" table:number-columns-repeated="2"/>
          <table:table-cell table:style-name="ce65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2" office:value-type="string" calcext:value-type="string">
            <text:p><text:span text:style-name="T1">Categories</text:span>.<text:span text:style-name="T2">DigitsEAN13.Default</text:span></text:p>
          </table:table-cell>
          <table:table-cell table:style-name="ce45" office:value-type="string" calcext:value-type="string">
            <text:p>3</text:p>
          </table:table-cell>
          <table:table-cell table:style-name="ce22"/>
          <table:table-cell table:style-name="ce20" table:number-columns-repeated="2"/>
          <table:table-cell table:style-name="ce65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Default" table:number-columns-repeated="2"/>
          <table:table-cell table:style-name="ce22"/>
          <table:table-cell table:style-name="ce20" table:number-columns-repeated="2"/>
          <table:table-cell table:style-name="ce65"/>
          <table:table-cell table:style-name="ce26"/>
          <table:table-cell table:style-name="ce20" table:number-columns-repeated="1014"/>
        </table:table-row>
        <table:table-row table:style-name="ro3">
          <table:table-cell table:style-name="ce3" table:number-columns-repeated="2"/>
          <table:table-cell table:style-name="ce20"/>
          <table:table-cell table:style-name="ce32" office:value-type="string" calcext:value-type="string">
            <text:p><text:span text:style-name="T1">Attributs</text:span>.<text:span text:style-name="T2">Type.Default</text:span></text:p>
          </table:table-cell>
          <table:table-cell table:style-name="ce46" office:value-type="string" calcext:value-type="string">
            <text:p>select</text:p>
          </table:table-cell>
          <table:table-cell table:style-name="ce53"/>
          <table:table-cell table:style-name="ce3" office:value-type="string" calcext:value-type="string">
            <text:p>Other values are : "color" et radio-buttons (what is the code for prestashop)</text:p>
          </table:table-cell>
          <table:table-cell table:style-name="ce3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Default" table:number-columns-repeated="2"/>
          <table:table-cell table:style-name="ce53"/>
          <table:table-cell table:style-name="ce3" table:number-columns-repeated="2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Produits</text:span>.<text:span text:style-name="T2">Op.Default</text:span></text:p>
          </table:table-cell>
          <table:table-cell table:style-name="ce47" office:value-type="string" calcext:value-type="string">
            <text:p>CREA</text:p>
          </table:table-cell>
          <table:table-cell table:style-name="ce53"/>
          <table:table-cell table:style-name="ce3" table:number-columns-repeated="2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Produits</text:span>.<text:span text:style-name="T2">Nom.Default</text:span></text:p>
          </table:table-cell>
          <table:table-cell table:style-name="ce47" office:value-type="string" calcext:value-type="string">
            <text:p>NO NAME</text:p>
          </table:table-cell>
          <table:table-cell table:style-name="ce54"/>
          <table:table-cell table:style-name="ce3" table:number-columns-repeated="2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Produits</text:span>.<text:span text:style-name="T2">Marque.Default</text:span></text:p>
          </table:table-cell>
          <table:table-cell table:style-name="ce47" office:value-type="string" calcext:value-type="string">
            <text:p>MUTINY TAHITI</text:p>
          </table:table-cell>
          <table:table-cell table:style-name="ce53"/>
          <table:table-cell table:style-name="Default"/>
          <table:table-cell table:style-name="ce3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Produits</text:span>.<text:span text:style-name="T2">Fournisseur.Default</text:span></text:p>
          </table:table-cell>
          <table:table-cell table:style-name="ce47" office:value-type="string" calcext:value-type="string">
            <text:p>KOKOLO</text:p>
          </table:table-cell>
          <table:table-cell table:style-name="Default" table:number-columns-repeated="2"/>
          <table:table-cell table:style-name="ce3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Produits.BasePrixHT.Default</text:p>
          </table:table-cell>
          <table:table-cell table:style-name="ce47" office:value-type="string" calcext:value-type="string">
            <text:p>Q( #(prix_base))</text:p>
          </table:table-cell>
          <table:table-cell table:style-name="Default" table:number-columns-repeated="2"/>
          <table:table-cell table:style-name="ce3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Produits.DeltaPrixHT.Default</text:p>
          </table:table-cell>
          <table:table-cell table:style-name="ce47" office:value-type="string" calcext:value-type="string">
            <text:p>Q( #(supplement_prix_base))</text:p>
          </table:table-cell>
          <table:table-cell table:style-name="Default" table:number-columns-repeated="2"/>
          <table:table-cell table:style-name="ce3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<text:span text:style-name="T1">Produits</text:span>.EAN13.Default</text:p>
          </table:table-cell>
          <table:table-cell table:style-name="ce47" office:value-type="string" calcext:value-type="string">
            <text:p>Q( <text:s/>#(ean13 #(ean13_data)))</text:p>
          </table:table-cell>
          <table:table-cell table:style-name="ce47"/>
          <table:table-cell table:style-name="Default"/>
          <table:table-cell table:style-name="ce3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ce31" office:value-type="string" calcext:value-type="string">
            <text:p>Produits.Resume.Default</text:p>
          </table:table-cell>
          <table:table-cell table:style-name="ce47" office:value-type="string" calcext:value-type="string">
            <text:p>Q( "( !(:join-with $(CR)) <text:s text:c="2"/>#(resume_produit)))</text:p>
          </table:table-cell>
          <table:table-cell table:style-name="Default" table:number-columns-repeated="2"/>
          <table:table-cell table:style-name="ce3"/>
          <table:table-cell table:style-name="ce20" table:number-columns-repeated="1016"/>
        </table:table-row>
        <table:table-row table:style-name="ro3">
          <table:table-cell table:style-name="ce3" table:number-columns-repeated="2"/>
          <table:table-cell table:style-name="ce20"/>
          <table:table-cell table:style-name="Default" table:number-columns-repeated="4"/>
          <table:table-cell table:style-name="ce3"/>
          <table:table-cell table:style-name="ce20" table:number-columns-repeated="1016"/>
        </table:table-row>
        <table:table-row table:style-name="ro2">
          <table:table-cell table:style-name="ce4" table:number-columns-repeated="2"/>
          <table:table-cell table:style-name="ce21" office:value-type="string" calcext:value-type="string">
            <text:p>Formules MuffinMC</text:p>
          </table:table-cell>
          <table:table-cell table:style-name="ce33" table:number-columns-repeated="2"/>
          <table:table-cell table:style-name="ce55"/>
          <table:table-cell table:style-name="ce33" table:number-columns-repeated="1018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categorie_short_description</text:p>
          </table:table-cell>
          <table:table-cell table:style-name="ce48" office:value-type="string" calcext:value-type="string">
            <text:p>'( <text:s text:c="3"/>?( $(#) #(self $("Categories.$(_1).ParentID"))) $("Categories.$(_1).Nom") ) </text:p>
          </table:table-cell>
          <table:table-cell table:style-name="ce48"/>
          <table:table-cell table:style-name="ce5" table:number-columns-repeated="2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/>
          <table:table-cell table:style-name="ce48" table:number-columns-repeated="2"/>
          <table:table-cell table:style-name="ce5" table:number-columns-repeated="2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ean13_collection</text:p>
          </table:table-cell>
          <table:table-cell table:style-name="ce48" office:value-type="string" calcext:value-type="string">
            <text:p>'( <text:s/>#(+ #(* $("Collections.$(_1).Type") 100) $("Collections.$(_1).Numero")) $("Collections.$(_1).L(Ordre Digits)EAN13"))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ean13_categorie</text:p>
          </table:table-cell>
          <table:table-cell table:style-name="ce48" office:value-type="string" calcext:value-type="string">
            <text:p>'($(_1) $("Categories.$(_1).L(Ordre Digits)EAN13")) 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ean13_attribut</text:p>
          </table:table-cell>
          <table:table-cell table:style-name="ce48" office:value-type="string" calcext:value-type="string">
            <text:p>'(#(1- $(_2)) <text:s/>$("$(_1).L(Ordre Digits)EAN13"))</text:p>
          </table:table-cell>
          <table:table-cell table:style-name="ce5"/>
          <table:table-cell table:style-name="ce48"/>
          <table:table-cell table:style-name="ce5"/>
          <table:table-cell table:style-name="ce22"/>
          <table:table-cell table:style-name="ce48"/>
          <table:table-cell table:style-name="ce22" table:number-columns-repeated="1014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ean13_data</text:p>
          </table:table-cell>
          <table:table-cell table:style-name="ce48" office:value-type="string" calcext:value-type="string">
            <text:p>'( #(ean13_collection $("$(ROW).CollectionID")) <text:s text:c="4"/>#(ean13_categorie $("$(ROW).CategorieID")) <text:s text:c="4"/>#(map '( #(ean13_attribut S( !( :split-on =) _1))) <text:s/>#(attributs)) <text:s text:c="3"/>)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/>
          <table:table-cell table:style-name="ce48"/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Default" table:number-columns-repeated="2"/>
          <table:table-cell table:style-name="ce56"/>
          <table:table-cell table:style-name="ce60" office:value-type="string" calcext:value-type="string">
            <text:p>Ex : FAB=4 <text:s/>MODEL=2 <text:s/>TH=3 <text:s/>CT=5 <text:s/>XTRA=5</text:p>
          </table:table-cell>
          <table:table-cell table:style-name="ce5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attributs</text:p>
          </table:table-cell>
          <table:table-cell table:style-name="ce48" office:value-type="string" calcext:value-type="string">
            <text:p>'( S("$(ROW).AttributsL(Fixes Declinaisons)") )</text:p>
          </table:table-cell>
          <table:table-cell table:style-name="Default"/>
          <table:table-cell table:style-name="ce61"/>
          <table:table-cell table:style-name="Default" table:number-columns-repeated="2"/>
          <table:table-cell table:style-name="ce22" table:number-columns-repeated="1015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attribut</text:p>
          </table:table-cell>
          <table:table-cell table:style-name="ce48" office:value-type="string" calcext:value-type="string">
            <text:p>'( ~( !(:return-element) #(attributs) "$(_1)=*")) <text:s text:c="6"/></text:p>
          </table:table-cell>
          <table:table-cell table:style-name="ce56"/>
          <table:table-cell table:style-name="ce60" office:value-type="string" calcext:value-type="string">
            <text:p>Ex : #(index_attribut FAB) → 4</text:p>
          </table:table-cell>
          <table:table-cell table:style-name="ce5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index_attribut</text:p>
          </table:table-cell>
          <table:table-cell table:style-name="ce48" office:value-type="string" calcext:value-type="string">
            <text:p>'( ~( #(attributs) "$(_1)=*" )) <text:s text:c="5"/></text:p>
          </table:table-cell>
          <table:table-cell table:style-name="ce56"/>
          <table:table-cell table:style-name="ce60" office:value-type="string" calcext:value-type="string">
            <text:p>Ex : #(valeur_attribut FAB) → 100 % Coton</text:p>
          </table:table-cell>
          <table:table-cell table:style-name="ce5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valeur_attribut</text:p>
          </table:table-cell>
          <table:table-cell table:style-name="ce48" office:value-type="string" calcext:value-type="string">
            <text:p>'( @( $($(_1)) #(index_attribut $(_1)) )) <text:s text:c="6"/></text:p>
          </table:table-cell>
          <table:table-cell table:style-name="ce5"/>
          <table:table-cell table:style-name="ce62" office:value-type="string" calcext:value-type="string">
            <text:p>Ex : #(valeur_attributs FAB=4 <text:s/>MODEL=2 <text:s/>TH=3 <text:s/>CT=5 <text:s/>XTRA=5) → 100 % Coton, Taste of Paradise, M, DEEP HEATHER, Ouverture Boutons</text:p>
          </table:table-cell>
          <table:table-cell table:style-name="ce5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valeur_attributs</text:p>
          </table:table-cell>
          <table:table-cell table:style-name="ce48" office:value-type="string" calcext:value-type="string">
            <text:p>'( <text:s/>"( !( :join-with /) #(map valeur_attribut $(@)) )) 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Default" table:number-columns-repeated="2"/>
          <table:table-cell table:style-name="ce34"/>
          <table:table-cell table:style-name="ce48"/>
          <table:table-cell table:style-name="ce5"/>
          <table:table-cell table:style-name="ce48"/>
          <table:table-cell table:style-name="ce22" table:number-columns-repeated="1015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resume_produit</text:p>
          </table:table-cell>
          <table:table-cell table:style-name="ce48" office:value-type="string" calcext:value-type="string">
            <text:p>'( "Collection "( !(:quote) $("Collections.$("$(ROW).CollectionID").Nom")) – #(valeur_attribut MODEL)" <text:s/>"$("Categories.$("$(ROW).CategorieID").Description") - #(valeur_attribut XTRA)" #(valeur_attribut FAB) <text:s/>#(valeur_attributs TH TF TE CT) ) </text:p>
          </table:table-cell>
          <table:table-cell table:style-name="ce34"/>
          <table:table-cell table:style-name="ce48"/>
          <table:table-cell table:style-name="ce5"/>
          <table:table-cell table:style-name="ce48"/>
          <table:table-cell table:style-name="ce22" table:number-columns-repeated="1015"/>
        </table:table-row>
        <table:table-row table:style-name="ro3">
          <table:table-cell table:style-name="ce5" table:number-columns-repeated="2"/>
          <table:table-cell table:style-name="ce22"/>
          <table:table-cell table:style-name="ce34"/>
          <table:table-cell table:style-name="ce48"/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categorie_ids</text:p>
          </table:table-cell>
          <table:table-cell table:style-name="ce48" office:value-type="string" calcext:value-type="string">
            <text:p>'( ?( $(#) #(self $("Categories.$(_1).ParentID"))) $(_1)) 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prix_base</text:p>
          </table:table-cell>
          <table:table-cell table:style-name="ce48" office:value-type="string" calcext:value-type="string">
            <text:p>'( P( =(Cat A(CAT= #(categorie_ids $("$(ROW).CategorieID")))) <text:s text:c="2"/>#(+ #(assoc L( $(Cat) "COL=$("$(ROW).CollectionID")" "#(attribut FAB)/$(Cat)") $(Liste_Prix_Base))) <text:s/>)) 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supplement_prix_base</text:p>
          </table:table-cell>
          <table:table-cell table:style-name="ce48" office:value-type="string" calcext:value-type="string">
            <text:p>'( #(+ #(assoc #(attributs) $(Liste_Supplements_Prix))) )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/>
          <table:table-cell table:style-name="ce48"/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 office:value-type="string" calcext:value-type="string">
            <text:p>show</text:p>
          </table:table-cell>
          <table:table-cell table:style-name="ce48" office:value-type="string" calcext:value-type="string">
            <text:p>'( <text:s/>"$(#) =&gt; ,("( !( :join-with ",),(" <text:s/>)$(@)),)")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4"/>
          <table:table-cell table:style-name="ce48"/>
          <table:table-cell table:style-name="ce5" table:number-columns-repeated="3"/>
          <table:table-cell table:style-name="ce22" table:number-columns-repeated="1016"/>
        </table:table-row>
        <table:table-row table:style-name="ro2">
          <table:table-cell table:style-name="ce6" table:number-columns-repeated="2"/>
          <table:table-cell table:style-name="ce23" office:value-type="string" calcext:value-type="string">
            <text:p>Equivalence CGM &lt;&gt; KINTPV</text:p>
          </table:table-cell>
          <table:table-cell table:style-name="ce35" table:number-columns-repeated="2"/>
          <table:table-cell table:style-name="ce57"/>
          <table:table-cell table:style-name="ce35" table:number-columns-repeated="1018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Code_Barre</text:p>
          </table:table-cell>
          <table:table-cell table:style-name="ce49" office:value-type="string" calcext:value-type="string">
            <text:p>EAN13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Nom_Article</text:p>
          </table:table-cell>
          <table:table-cell table:style-name="ce49" office:value-type="string" calcext:value-type="string">
            <text:p>Nom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Marque</text:p>
          </table:table-cell>
          <table:table-cell table:style-name="ce49" office:value-type="string" calcext:value-type="string">
            <text:p>Marque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Nom_Fournisseur</text:p>
          </table:table-cell>
          <table:table-cell table:style-name="ce49" office:value-type="string" calcext:value-type="string">
            <text:p>Fournisseur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Description</text:p>
          </table:table-cell>
          <table:table-cell table:style-name="ce49" office:value-type="string" calcext:value-type="string">
            <text:p>Resume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PrixVente_TTC</text:p>
          </table:table-cell>
          <table:table-cell table:style-name="ce49" office:value-type="string" calcext:value-type="string">
            <text:p>BasePrixHT DeltaPrixHT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QteEnStock</text:p>
          </table:table-cell>
          <table:table-cell table:style-name="ce49" office:value-type="string" calcext:value-type="string">
            <text:p>Stock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EAN13_Master_On</text:p>
          </table:table-cell>
          <table:table-cell table:style-name="ce49" office:value-type="string" calcext:value-type="string">
            <text:p>CT 1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 office:value-type="string" calcext:value-type="string">
            <text:p>KINTPV.TVA</text:p>
          </table:table-cell>
          <table:table-cell table:style-name="ce49" office:value-type="string" calcext:value-type="string">
            <text:p>16</text:p>
          </table:table-cell>
          <table:table-cell table:style-name="ce5" table:number-columns-repeated="3"/>
          <table:table-cell table:style-name="ce22" table:number-columns-repeated="1016"/>
        </table:table-row>
        <table:table-row table:style-name="ro3">
          <table:table-cell table:style-name="ce5" table:number-columns-repeated="2"/>
          <table:table-cell table:style-name="ce22"/>
          <table:table-cell table:style-name="ce36"/>
          <table:table-cell table:style-name="ce49"/>
          <table:table-cell table:style-name="ce5" table:number-columns-repeated="3"/>
          <table:table-cell table:style-name="ce22" table:number-columns-repeated="1016"/>
        </table:table-row>
        <table:table-row table:style-name="ro6">
          <table:table-cell table:style-name="ce1" office:value-type="string" calcext:value-type="string">
            <text:p>Aliases</text:p>
          </table:table-cell>
          <table:table-cell table:style-name="ce12"/>
          <table:table-cell table:style-name="ce18" office:value-type="string" calcext:value-type="string">
            <text:p>Classe</text:p>
          </table:table-cell>
          <table:table-cell table:style-name="ce18" office:value-type="string" calcext:value-type="string">
            <text:p>Nom</text:p>
          </table:table-cell>
          <table:table-cell table:style-name="ce18" office:value-type="string" calcext:value-type="string">
            <text:p>Valeur</text:p>
          </table:table-cell>
          <table:table-cell table:style-name="ce18" office:value-type="string" calcext:value-type="string">
            <text:p>Comment</text:p>
          </table:table-cell>
          <table:table-cell table:style-name="ce58" table:number-columns-repeated="1018"/>
        </table:table-row>
        <table:table-row table:style-name="ro3">
          <table:table-cell table:style-name="ce3" table:number-columns-repeated="2"/>
          <table:table-cell table:style-name="ce20"/>
          <table:table-cell table:style-name="Default"/>
          <table:table-cell table:style-name="ce3"/>
          <table:table-cell table:style-name="ce20"/>
          <table:table-cell table:style-name="ce59"/>
          <table:table-cell table:style-name="ce63"/>
          <table:table-cell table:style-name="ce65"/>
          <table:table-cell table:style-name="ce26"/>
          <table:table-cell table:style-name="ce20" table:number-columns-repeated="1014"/>
        </table:table-row>
        <table:table-row table:style-name="ro6">
          <table:table-cell table:style-name="ce7" office:value-type="string" calcext:value-type="string">
            <text:p>Collections</text:p>
          </table:table-cell>
          <table:table-cell table:style-name="ce13"/>
          <table:table-cell table:style-name="ce24" office:value-type="string" calcext:value-type="string">
            <text:p>ID*</text:p>
          </table:table-cell>
          <table:table-cell table:style-name="ce24" office:value-type="string" calcext:value-type="string">
            <text:p>Nom*</text:p>
          </table:table-cell>
          <table:table-cell table:style-name="ce24" office:value-type="string" calcext:value-type="string">
            <text:p>Type*</text:p>
          </table:table-cell>
          <table:table-cell table:style-name="ce24" office:value-type="string" calcext:value-type="string">
            <text:p>Numero*</text:p>
          </table:table-cell>
          <table:table-cell table:style-name="ce24" office:value-type="string" calcext:value-type="string">
            <text:p>Store*</text:p>
          </table:table-cell>
          <table:table-cell table:style-name="ce24" office:value-type="string" calcext:value-type="string">
            <text:p>DateLancement*</text:p>
          </table:table-cell>
          <table:table-cell table:style-name="ce24" office:value-type="string" calcext:value-type="string">
            <text:p>OrdreEAN13*</text:p>
          </table:table-cell>
          <table:table-cell table:style-name="ce24" office:value-type="string" calcext:value-type="string">
            <text:p>DigitsEAN13*</text:p>
          </table:table-cell>
          <table:table-cell table:style-name="ce24" table:number-columns-repeated="1014"/>
        </table:table-row>
        <table:table-row table:style-name="ro7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"Mutiny's Spirit"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20130101</text:p>
          </table:table-cell>
          <table:table-cell table:style-name="ce3"/>
          <table:table-cell table:number-columns-repeated="1015"/>
        </table:table-row>
        <table:table-row table:style-name="ro7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"Stand'Up"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50401</text:p>
          </table:table-cell>
          <table:table-cell table:style-name="ce3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6">
          <table:table-cell table:style-name="ce9" office:value-type="string" calcext:value-type="string">
            <text:p>Categories</text:p>
          </table:table-cell>
          <table:table-cell table:style-name="ce15"/>
          <table:table-cell table:style-name="ce17" office:value-type="string" calcext:value-type="string">
            <text:p>ID*</text:p>
          </table:table-cell>
          <table:table-cell table:style-name="ce37" office:value-type="string" calcext:value-type="string">
            <text:p>Nom*</text:p>
          </table:table-cell>
          <table:table-cell table:style-name="ce50" office:value-type="string" calcext:value-type="string">
            <text:p>EstActif*</text:p>
          </table:table-cell>
          <table:table-cell table:style-name="ce37" office:value-type="string" calcext:value-type="string">
            <text:p>ParentID*</text:p>
          </table:table-cell>
          <table:table-cell table:style-name="ce37" office:value-type="string" calcext:value-type="string">
            <text:p>EstRacine*</text:p>
          </table:table-cell>
          <table:table-cell table:style-name="ce37" office:value-type="string" calcext:value-type="string">
            <text:p>Description*</text:p>
          </table:table-cell>
          <table:table-cell table:style-name="ce17" office:value-type="string" calcext:value-type="string">
            <text:p>OrdreEAN13*</text:p>
          </table:table-cell>
          <table:table-cell table:style-name="ce17" office:value-type="string" calcext:value-type="string">
            <text:p>DigitsEAN13*</text:p>
          </table:table-cell>
          <table:table-cell table:style-name="ce37" office:value-type="string" calcext:value-type="string">
            <text:p>BaliseTitre</text:p>
          </table:table-cell>
          <table:table-cell table:style-name="ce37" office:value-type="string" calcext:value-type="string">
            <text:p>MotcCles</text:p>
          </table:table-cell>
          <table:table-cell table:style-name="ce37" office:value-type="string" calcext:value-type="string">
            <text:p>MetaDescr</text:p>
          </table:table-cell>
          <table:table-cell table:style-name="ce37" office:value-type="string" calcext:value-type="string">
            <text:p>URLSimple</text:p>
          </table:table-cell>
          <table:table-cell table:style-name="ce37" office:value-type="string" calcext:value-type="string">
            <text:p>URLImage</text:p>
          </table:table-cell>
          <table:table-cell table:style-name="ce17" table:number-columns-repeated="1009"/>
        </table:table-row>
        <table:table-row table:style-name="ro3">
          <table:table-cell table:style-name="ce10"/>
          <table:table-cell table:style-name="ce16"/>
          <table:table-cell table:style-name="ce26" office:value-type="string" calcext:value-type="string">
            <text:p>0</text:p>
          </table:table-cell>
          <table:table-cell table:style-name="ce38" office:value-type="string" calcext:value-type="string">
            <text:p>Nouveautés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6" office:value-type="string" calcext:value-type="string">
            <text:p>1</text:p>
          </table:table-cell>
          <table:table-cell table:style-name="ce38" office:value-type="string" calcext:value-type="string">
            <text:p>Essentiel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6" office:value-type="string" calcext:value-type="string">
            <text:p>2</text:p>
          </table:table-cell>
          <table:table-cell table:style-name="ce38" office:value-type="string" calcext:value-type="string">
            <text:p>Homme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0" office:value-type="string" calcext:value-type="string">
            <text:p>20</text:p>
          </table:table-cell>
          <table:table-cell table:style-name="ce20" office:value-type="string" calcext:value-type="string">
            <text:p>Tee-Shirt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0</text:p>
          </table:table-cell>
          <table:table-cell table:style-name="ce27" office:value-type="string" calcext:value-type="string">
            <text:p>Classique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1</text:p>
          </table:table-cell>
          <table:table-cell table:style-name="ce27" office:value-type="string" calcext:value-type="string">
            <text:p>Marcel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2</text:p>
          </table:table-cell>
          <table:table-cell table:style-name="ce27" office:value-type="string" calcext:value-type="string">
            <text:p>Marcel Col-V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3</text:p>
          </table:table-cell>
          <table:table-cell table:style-name="ce27" office:value-type="string" calcext:value-type="string">
            <text:p>Marcel Col-brodé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4</text:p>
          </table:table-cell>
          <table:table-cell table:style-name="ce27" office:value-type="string" calcext:value-type="string">
            <text:p>Manches-3/4 Col-rond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5</text:p>
          </table:table-cell>
          <table:table-cell table:style-name="ce27" office:value-type="string" calcext:value-type="string">
            <text:p>Manches-3/4 Col-V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6</text:p>
          </table:table-cell>
          <table:table-cell table:style-name="ce27" office:value-type="string" calcext:value-type="string">
            <text:p>Manches-3/4 Col-brodé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7</text:p>
          </table:table-cell>
          <table:table-cell table:style-name="ce27" office:value-type="string" calcext:value-type="string">
            <text:p>Manches-longues Col-rond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8</text:p>
          </table:table-cell>
          <table:table-cell table:style-name="ce27" office:value-type="string" calcext:value-type="string">
            <text:p>Manches-longues Col-V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09</text:p>
          </table:table-cell>
          <table:table-cell table:style-name="ce27" office:value-type="string" calcext:value-type="string">
            <text:p>Manches-longues Col-brodé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0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0" office:value-type="string" calcext:value-type="string">
            <text:p>21</text:p>
          </table:table-cell>
          <table:table-cell table:style-name="ce20" office:value-type="string" calcext:value-type="string">
            <text:p>Polo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0" office:value-type="string" calcext:value-type="string">
            <text:p>22</text:p>
          </table:table-cell>
          <table:table-cell table:style-name="ce20" office:value-type="string" calcext:value-type="string">
            <text:p>Chemise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20</text:p>
          </table:table-cell>
          <table:table-cell table:style-name="ce27" office:value-type="string" calcext:value-type="string">
            <text:p>"Coupe droite" "Manches courtes"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21</text:p>
          </table:table-cell>
          <table:table-cell table:style-name="ce27" office:value-type="string" calcext:value-type="string">
            <text:p>"Coupe droite" "Manches longues"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22</text:p>
          </table:table-cell>
          <table:table-cell table:style-name="ce27" office:value-type="string" calcext:value-type="string">
            <text:p>"Coupe fit" "Manches courtes"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23</text:p>
          </table:table-cell>
          <table:table-cell table:style-name="ce27" office:value-type="string" calcext:value-type="string">
            <text:p>"Coupe fit" "Manches longues"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7" office:value-type="string" calcext:value-type="string">
            <text:p>224</text:p>
          </table:table-cell>
          <table:table-cell table:style-name="ce27" office:value-type="string" calcext:value-type="string">
            <text:p>"Coupe droite" "Manches courtes" "Col brodé"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2</text:p>
          </table:table-cell>
          <table:table-cell table:style-name="ce11"/>
          <table:table-cell table:style-name="ce38" table:number-columns-repeated="1017"/>
        </table:table-row>
        <table:table-row table:style-name="ro8">
          <table:table-cell table:style-name="ce10"/>
          <table:table-cell table:style-name="ce16"/>
          <table:table-cell table:style-name="ce27" office:value-type="string" calcext:value-type="string">
            <text:p>225</text:p>
          </table:table-cell>
          <table:table-cell table:style-name="ce27" office:value-type="string" calcext:value-type="string">
            <text:p>"Coupe droite" "Manches longues"</text:p>
            <text:p><text:span text:style-name="T3">"Col brodé"</text:span>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2</text:p>
          </table:table-cell>
          <table:table-cell table:style-name="ce11"/>
          <table:table-cell table:style-name="ce38" table:number-columns-repeated="1017"/>
        </table:table-row>
        <table:table-row table:style-name="ro8">
          <table:table-cell table:style-name="ce10"/>
          <table:table-cell table:style-name="ce16"/>
          <table:table-cell table:style-name="ce27" office:value-type="string" calcext:value-type="string">
            <text:p>226</text:p>
          </table:table-cell>
          <table:table-cell table:style-name="ce27" office:value-type="string" calcext:value-type="string">
            <text:p>"Coupe fit" "Manches courtes"</text:p>
            <text:p><text:span text:style-name="T3">"Col brodé"</text:span>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2</text:p>
          </table:table-cell>
          <table:table-cell table:style-name="ce11"/>
          <table:table-cell table:style-name="ce38" table:number-columns-repeated="1017"/>
        </table:table-row>
        <table:table-row table:style-name="ro8">
          <table:table-cell table:style-name="ce10"/>
          <table:table-cell table:style-name="ce16"/>
          <table:table-cell table:style-name="ce27" office:value-type="string" calcext:value-type="string">
            <text:p>227</text:p>
          </table:table-cell>
          <table:table-cell table:style-name="ce27" office:value-type="string" calcext:value-type="string">
            <text:p>"Coupe fit" "Manches longues"</text:p>
            <text:p><text:span text:style-name="T3">"Col brodé"</text:span>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0" office:value-type="string" calcext:value-type="string">
            <text:p>23</text:p>
          </table:table-cell>
          <table:table-cell table:style-name="ce20" office:value-type="string" calcext:value-type="string">
            <text:p>Sweat-Shirt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0" office:value-type="string" calcext:value-type="string">
            <text:p>24</text:p>
          </table:table-cell>
          <table:table-cell table:style-name="ce20" office:value-type="string" calcext:value-type="string">
            <text:p>Pull-Débardeur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0" office:value-type="string" calcext:value-type="string">
            <text:p>25</text:p>
          </table:table-cell>
          <table:table-cell table:style-name="ce20" office:value-type="string" calcext:value-type="string">
            <text:p>Short-Bermuda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0"/>
          <table:table-cell table:style-name="ce16"/>
          <table:table-cell table:style-name="ce20" office:value-type="string" calcext:value-type="string">
            <text:p>26</text:p>
          </table:table-cell>
          <table:table-cell table:style-name="ce20" office:value-type="string" calcext:value-type="string">
            <text:p>Pantalon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/>
          <table:table-cell table:style-name="ce38" table:number-columns-repeated="1017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27</text:p>
          </table:table-cell>
          <table:table-cell table:style-name="ce20" office:value-type="string" calcext:value-type="string">
            <text:p>"Vestes et Blousons"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 table:number-columns-repeated="1018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28</text:p>
          </table:table-cell>
          <table:table-cell table:style-name="ce20" office:value-type="string" calcext:value-type="string">
            <text:p>Sous-Vêtement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29</text:p>
          </table:table-cell>
          <table:table-cell table:style-name="ce20" office:value-type="string" calcext:value-type="string">
            <text:p>Accessoire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6" office:value-type="string" calcext:value-type="string">
            <text:p>3</text:p>
          </table:table-cell>
          <table:table-cell table:style-name="ce38" office:value-type="string" calcext:value-type="string">
            <text:p>Femme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0</text:p>
          </table:table-cell>
          <table:table-cell table:style-name="ce27" office:value-type="string" calcext:value-type="string">
            <text:p>Tee-Shirt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1</text:p>
          </table:table-cell>
          <table:table-cell table:style-name="ce27" office:value-type="string" calcext:value-type="string">
            <text:p>Polo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2</text:p>
          </table:table-cell>
          <table:table-cell table:style-name="ce27" office:value-type="string" calcext:value-type="string">
            <text:p>Chemise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3</text:p>
          </table:table-cell>
          <table:table-cell table:style-name="ce27" office:value-type="string" calcext:value-type="string">
            <text:p>SweatShirt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4</text:p>
          </table:table-cell>
          <table:table-cell table:style-name="ce27" office:value-type="string" calcext:value-type="string">
            <text:p>Pull-Débardeur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/>
          <table:table-cell table:style-name="ce64"/>
          <table:table-cell table:style-name="ce11" table:number-columns-repeated="13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5</text:p>
          </table:table-cell>
          <table:table-cell table:style-name="ce27" office:value-type="string" calcext:value-type="string">
            <text:p>Short-Bermuda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6</text:p>
          </table:table-cell>
          <table:table-cell table:style-name="ce27" office:value-type="string" calcext:value-type="string">
            <text:p>Pantalon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7</text:p>
          </table:table-cell>
          <table:table-cell table:style-name="ce27" office:value-type="string" calcext:value-type="string">
            <text:p>"Vestes et Blousons"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8</text:p>
          </table:table-cell>
          <table:table-cell table:style-name="ce27" office:value-type="string" calcext:value-type="string">
            <text:p>Sous-Vêtement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66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39</text:p>
          </table:table-cell>
          <table:table-cell table:style-name="ce27" office:value-type="string" calcext:value-type="string">
            <text:p>Accessoire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3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6" office:value-type="string" calcext:value-type="string">
            <text:p>4</text:p>
          </table:table-cell>
          <table:table-cell table:style-name="ce38" office:value-type="string" calcext:value-type="string">
            <text:p>Enfant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40</text:p>
          </table:table-cell>
          <table:table-cell table:style-name="ce27" office:value-type="string" calcext:value-type="string">
            <text:p>Fille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4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41</text:p>
          </table:table-cell>
          <table:table-cell table:style-name="ce27" office:value-type="string" calcext:value-type="string">
            <text:p>Garçon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4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6" office:value-type="string" calcext:value-type="string">
            <text:p>5</text:p>
          </table:table-cell>
          <table:table-cell table:style-name="ce38" office:value-type="string" calcext:value-type="string">
            <text:p>Outdoor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50</text:p>
          </table:table-cell>
          <table:table-cell table:style-name="ce27" office:value-type="string" calcext:value-type="string">
            <text:p>Biking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5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51</text:p>
          </table:table-cell>
          <table:table-cell table:style-name="ce27" office:value-type="string" calcext:value-type="string">
            <text:p>Exploration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5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52</text:p>
          </table:table-cell>
          <table:table-cell table:style-name="ce27" office:value-type="string" calcext:value-type="string">
            <text:p>Rame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5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53</text:p>
          </table:table-cell>
          <table:table-cell table:style-name="ce27" office:value-type="string" calcext:value-type="string">
            <text:p>Surf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5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0" office:value-type="string" calcext:value-type="string">
            <text:p>54</text:p>
          </table:table-cell>
          <table:table-cell table:style-name="ce27" office:value-type="string" calcext:value-type="string">
            <text:p>Voile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5</text:p>
          </table:table-cell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6" office:value-type="string" calcext:value-type="string">
            <text:p>6</text:p>
          </table:table-cell>
          <table:table-cell table:style-name="ce38" office:value-type="string" calcext:value-type="string">
            <text:p>Maison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6" office:value-type="string" calcext:value-type="string">
            <text:p>7</text:p>
          </table:table-cell>
          <table:table-cell table:style-name="ce38" office:value-type="string" calcext:value-type="string">
            <text:p>Déco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11" table:number-columns-repeated="15"/>
          <table:table-cell table:style-name="ce38" table:number-columns-repeated="1003"/>
        </table:table-row>
        <table:table-row table:style-name="ro3">
          <table:table-cell table:style-name="ce11" table:number-columns-repeated="2"/>
          <table:table-cell table:style-name="ce26"/>
          <table:table-cell table:style-name="ce38"/>
          <table:table-cell table:style-name="ce20" table:number-columns-repeated="2"/>
          <table:table-cell table:style-name="ce11" table:number-columns-repeated="15"/>
          <table:table-cell table:style-name="ce38" table:number-columns-repeated="1003"/>
        </table:table-row>
        <table:table-row table:style-name="ro6">
          <table:table-cell table:style-name="ce9" office:value-type="string" calcext:value-type="string">
            <text:p>Attributs</text:p>
          </table:table-cell>
          <table:table-cell table:style-name="ce17"/>
          <table:table-cell table:style-name="ce17" office:value-type="string" calcext:value-type="string">
            <text:p>ID*</text:p>
          </table:table-cell>
          <table:table-cell table:style-name="ce17" office:value-type="string" calcext:value-type="string">
            <text:p>Code*</text:p>
          </table:table-cell>
          <table:table-cell table:style-name="ce17" office:value-type="string" calcext:value-type="string">
            <text:p>Nom*</text:p>
          </table:table-cell>
          <table:table-cell table:style-name="ce17" office:value-type="string" calcext:value-type="string">
            <text:p>OrdreEAN13*</text:p>
          </table:table-cell>
          <table:table-cell table:style-name="ce17" office:value-type="string" calcext:value-type="string">
            <text:p>DigitsEAN13*</text:p>
          </table:table-cell>
          <table:table-cell table:style-name="ce17" office:value-type="string" calcext:value-type="string">
            <text:p>Type*</text:p>
          </table:table-cell>
          <table:table-cell table:style-name="ce17" office:value-type="string" calcext:value-type="string">
            <text:p>Valeurs*</text:p>
          </table:table-cell>
          <table:table-cell table:style-name="ce17" table:number-columns-repeated="1015"/>
        </table:table-row>
        <table:table-row table:style-name="ro7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/>
          <table:table-cell table:style-name="ce26" office:value-type="string" calcext:value-type="string">
            <text:p>"Save The Whales" "Taste Of Paradise" "Washing Machine" "Stars Lovers" "Spirit Of Pacific" "Custom Your Life" "Polo 89" Teahupoo "Matavai Bay" "Ship Of Freedom" "Enjoy Coconuts" Vespa Kalachnikov</text:p>
          </table:table-cell>
          <table:table-cell table:style-name="ce20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XTRA</text:p>
          </table:table-cell>
          <table:table-cell office:value-type="string" calcext:value-type="string">
            <text:p>Extra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/>
          <table:table-cell table:style-name="ce26" office:value-type="string" calcext:value-type="string">
            <text:p>Capuche "Dos-nageur" Bretelles "Ouverture zippée" "Ouverture boutons" "Maille piquée"</text:p>
          </table:table-cell>
          <table:table-cell table:style-name="ce20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/>
          <table:table-cell table:style-name="ce26" office:value-type="string" calcext:value-type="string">
            <text:p>Cuir Daim Soie "100 % Coton" Laine Elasthane Paille Polyester Viscose</text:p>
          </table:table-cell>
          <table:table-cell table:style-name="ce20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"Taille Homme"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/>
          <table:table-cell table:style-name="ce26" office:value-type="string" calcext:value-type="string">
            <text:p>XS S M L XL XXL 52 54 56 58</text:p>
          </table:table-cell>
          <table:table-cell table:style-name="ce20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"Taille Femme"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/>
          <table:table-cell table:style-name="ce26" office:value-type="string" calcext:value-type="string">
            <text:p>XS S M L XL XXL 52 54 56 58</text:p>
          </table:table-cell>
          <table:table-cell table:style-name="ce20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"Taille Enfant"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/>
          <table:table-cell table:style-name="ce26" office:value-type="string" calcext:value-type="string">
            <text:p>1A 2A 3A 4A 5A 6A 8A 10A 12A 14A</text:p>
          </table:table-cell>
          <table:table-cell table:style-name="ce20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"Couleur/Texture"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/>
          <table:table-cell table:style-name="ce26" office:value-type="string" calcext:value-type="string">
            <text:p>FAKE "HEATHER TAN" "HEATHER NAVY" "HEATHER BROWN" "DEEP HEATHER" BROWN NAVY OLIVE ASPHALTE MIDNIGHT "LIGHT BLUE/GREY" BROWN/TAN "CANVAS RED/GREY" KHAKI "SKY BLUE" PURPLE "DARK GREY" "USED VIOLET" "SPORT GREY" SAND "USED RASPBERRY"</text:p>
          </table:table-cell>
          <table:table-cell table:style-name="ce20" table:number-columns-repeated="5"/>
          <table:table-cell table:number-columns-repeated="1010"/>
        </table:table-row>
        <table:table-row table:style-name="ro7">
          <table:table-cell table:number-columns-repeated="8"/>
          <table:table-cell table:style-name="ce20" table:number-columns-repeated="6"/>
          <table:table-cell table:number-columns-repeated="1010"/>
        </table:table-row>
        <table:table-row table:style-name="ro9">
          <table:table-cell table:style-name="ce9" office:value-type="string" calcext:value-type="string">
            <text:p>Produits</text:p>
          </table:table-cell>
          <table:table-cell table:style-name="ce17" office:value-type="string" calcext:value-type="string">
            <text:p>Op*</text:p>
          </table:table-cell>
          <table:table-cell table:style-name="ce17" office:value-type="string" calcext:value-type="string">
            <text:p>CollectionID*</text:p>
          </table:table-cell>
          <table:table-cell table:style-name="ce17" office:value-type="string" calcext:value-type="string">
            <text:p>CategorieID*+</text:p>
          </table:table-cell>
          <table:table-cell table:style-name="ce17" office:value-type="string" calcext:value-type="string">
            <text:p>AttributsFixes</text:p>
          </table:table-cell>
          <table:table-cell table:style-name="ce17" office:value-type="string" calcext:value-type="string">
            <text:p>AttributsDeclinaisons+</text:p>
          </table:table-cell>
          <table:table-cell table:style-name="ce17" office:value-type="string" calcext:value-type="string">
            <text:p>Nom*</text:p>
          </table:table-cell>
          <table:table-cell table:style-name="ce17" office:value-type="string" calcext:value-type="string">
            <text:p>Marque*</text:p>
          </table:table-cell>
          <table:table-cell table:style-name="ce17" office:value-type="string" calcext:value-type="string">
            <text:p>Fournisseur*</text:p>
          </table:table-cell>
          <table:table-cell table:style-name="ce17" office:value-type="string" calcext:value-type="string">
            <text:p>BasePrixHT*</text:p>
          </table:table-cell>
          <table:table-cell table:style-name="ce17" office:value-type="string" calcext:value-type="string">
            <text:p>DeltaPrixHT*</text:p>
          </table:table-cell>
          <table:table-cell table:style-name="ce17" office:value-type="string" calcext:value-type="string">
            <text:p>BasePoids*</text:p>
          </table:table-cell>
          <table:table-cell table:style-name="ce17" office:value-type="string" calcext:value-type="string">
            <text:p>DeltaPoids*</text:p>
          </table:table-cell>
          <table:table-cell table:style-name="ce17" office:value-type="string" calcext:value-type="string">
            <text:p>Stock*</text:p>
          </table:table-cell>
          <table:table-cell table:style-name="ce17" office:value-type="string" calcext:value-type="string">
            <text:p>EAN13*</text:p>
          </table:table-cell>
          <table:table-cell table:style-name="ce17" office:value-type="string" calcext:value-type="string">
            <text:p>LxPxH</text:p>
          </table:table-cell>
          <table:table-cell table:style-name="ce17" office:value-type="string" calcext:value-type="string">
            <text:p>Resume*</text:p>
          </table:table-cell>
          <table:table-cell table:style-name="ce17" office:value-type="string" calcext:value-type="string">
            <text:p>Description*</text:p>
          </table:table-cell>
          <table:table-cell table:style-name="ce17" office:value-type="string" calcext:value-type="string">
            <text:p>BaliseTitre</text:p>
          </table:table-cell>
          <table:table-cell table:style-name="ce17" office:value-type="string" calcext:value-type="string">
            <text:p>MotsCles</text:p>
          </table:table-cell>
          <table:table-cell table:style-name="ce17" office:value-type="string" calcext:value-type="string">
            <text:p>MetaDescr</text:p>
          </table:table-cell>
          <table:table-cell table:style-name="ce17" office:value-type="string" calcext:value-type="string">
            <text:p>URLSimple</text:p>
          </table:table-cell>
          <table:table-cell table:style-name="ce17" office:value-type="string" calcext:value-type="string">
            <text:p>URLImage*</text:p>
          </table:table-cell>
          <table:table-cell table:style-name="Default"/>
          <table:table-cell table:number-columns-repeated="1000"/>
        </table:table-row>
        <table:table-row table:style-name="ro10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20 222 224</text:p>
          </table:table-cell>
          <table:table-cell office:value-type="string" calcext:value-type="string">
            <text:p>FAB=3</text:p>
          </table:table-cell>
          <table:table-cell office:value-type="string" calcext:value-type="string">
            <text:p>"A(MODEL= 3 4) <text:s/>A(TH= 3 4 5) <text:s/>A(CT= 5 6 7) <text:s text:c="2"/>A(XTRA= 4 5 6)"</text:p>
          </table:table-cell>
          <table:table-cell office:value-type="string" calcext:value-type="string">
            <text:p>"Chemise homme Soie"</text:p>
          </table:table-cell>
          <table:table-cell table:number-columns-repeated="4"/>
          <table:table-cell office:value-type="string" calcext:value-type="string">
            <text:p>Poids</text:p>
          </table:table-cell>
          <table:table-cell office:value-type="string" calcext:value-type="string">
            <text:p>Delta-Poids</text:p>
          </table:table-cell>
          <table:table-cell office:value-type="string" calcext:value-type="string">
            <text:p>Stock 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URLImage</text:p>
          </table:table-cell>
          <table:table-cell table:style-name="Default"/>
          <table:table-cell table:number-columns-repeated="1000"/>
        </table:table-row>
        <table:table-row table:style-name="ro7">
          <table:table-cell table:number-columns-repeated="3"/>
          <table:table-cell table:style-name="ce3"/>
          <table:table-cell table:number-columns-repeated="1020"/>
        </table:table-row>
        <table:table-row table:style-name="ro6">
          <table:table-cell table:style-name="ce1" office:value-type="string" calcext:value-type="string">
            <text:p>Lookup</text:p>
          </table:table-cell>
          <table:table-cell table:style-name="ce12"/>
          <table:table-cell table:style-name="ce18"/>
          <table:table-cell table:style-name="ce18" office:value-type="string" calcext:value-type="string">
            <text:p>Expression </text:p>
          </table:table-cell>
          <table:table-cell table:style-name="ce18" office:value-type="string" calcext:value-type="string">
            <text:p>Valeur</text:p>
          </table:table-cell>
          <table:table-cell table:style-name="ce18"/>
          <table:table-cell table:style-name="ce58" table:number-columns-repeated="1018"/>
        </table:table-row>
        <table:table-row table:style-name="ro3">
          <table:table-cell table:style-name="ce3" table:number-columns-repeated="3"/>
          <table:table-cell table:style-name="ce39" office:value-type="string" calcext:value-type="string">
            <text:p>$(MODEL)</text:p>
          </table:table-cell>
          <table:table-cell table:style-name="ce39"/>
          <table:table-cell table:style-name="ce20"/>
          <table:table-cell table:style-name="ce3" table:number-columns-repeated="1018"/>
        </table:table-row>
        <table:table-row table:style-name="ro3">
          <table:table-cell table:style-name="ce3" table:number-columns-repeated="3"/>
          <table:table-cell table:style-name="ce26" office:value-type="string" calcext:value-type="string">
            <text:p>$(MODEL[1])</text:p>
          </table:table-cell>
          <table:table-cell table:style-name="ce26"/>
          <table:table-cell table:style-name="ce20"/>
          <table:table-cell table:style-name="ce59"/>
          <table:table-cell table:style-name="ce63"/>
          <table:table-cell table:style-name="ce65"/>
          <table:table-cell table:style-name="ce26"/>
          <table:table-cell table:style-name="ce20" table:number-columns-repeated="1014"/>
        </table:table-row>
        <table:table-row table:style-name="ro7">
          <table:table-cell table:number-columns-repeated="2"/>
          <table:table-cell table:style-name="ce3"/>
          <table:table-cell table:style-name="ce40" office:value-type="string" calcext:value-type="string">
            <text:p>$(MODEL[2])</text:p>
          </table:table-cell>
          <table:table-cell table:style-name="ce40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0" office:value-type="string" calcext:value-type="string">
            <text:p>$(MODEL[3])</text:p>
          </table:table-cell>
          <table:table-cell table:style-name="ce40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26" office:value-type="string" calcext:value-type="string">
            <text:p>$("MODEL[Mutiny Vintage]")</text:p>
          </table:table-cell>
          <table:table-cell table:style-name="ce26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26" office:value-type="string" calcext:value-type="string">
            <text:p>$(MODEL[Vespa])</text:p>
          </table:table-cell>
          <table:table-cell table:style-name="ce26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26" office:value-type="string" calcext:value-type="string">
            <text:p>$(MODEL[Kalachnikov])</text:p>
          </table:table-cell>
          <table:table-cell table:style-name="ce26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39" office:value-type="string" calcext:value-type="string">
            <text:p>$(MODEL.ID)</text:p>
          </table:table-cell>
          <table:table-cell table:style-name="ce39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39" office:value-type="string" calcext:value-type="string">
            <text:p>$(MODEL.Code)</text:p>
          </table:table-cell>
          <table:table-cell table:style-name="ce39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39" office:value-type="string" calcext:value-type="string">
            <text:p>$(MODEL.Nom)</text:p>
          </table:table-cell>
          <table:table-cell table:style-name="ce39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39" office:value-type="string" calcext:value-type="string">
            <text:p>$(MODEL.OdreEAN13)</text:p>
          </table:table-cell>
          <table:table-cell table:style-name="ce39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39" office:value-type="string" calcext:value-type="string">
            <text:p>$(MODEL.DigitsEAN13)</text:p>
          </table:table-cell>
          <table:table-cell table:style-name="ce39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39" office:value-type="string" calcext:value-type="string">
            <text:p>$(MODEL.Type)</text:p>
          </table:table-cell>
          <table:table-cell table:style-name="ce39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39" office:value-type="string" calcext:value-type="string">
            <text:p>$(MODEL.Valeurs)</text:p>
          </table:table-cell>
          <table:table-cell table:style-name="ce39"/>
          <table:table-cell table:number-columns-repeated="1019"/>
        </table:table-row>
        <table:table-row table:style-name="ro7">
          <table:table-cell table:number-columns-repeated="3"/>
          <table:table-cell table:style-name="ce3" office:value-type="string" calcext:value-type="string">
            <text:p>#(show-args <text:s/>$(FAB))</text:p>
          </table:table-cell>
          <table:table-cell table:number-columns-repeated="1020"/>
        </table:table-row>
        <table:table-row table:style-name="ro7" table:number-rows-repeated="13">
          <table:table-cell table:number-columns-repeated="3"/>
          <table:table-cell table:style-name="ce3"/>
          <table:table-cell table:number-columns-repeated="1020"/>
        </table:table-row>
        <table:table-row table:style-name="ro7" table:number-rows-repeated="1048340">
          <table:table-cell table:number-columns-repeated="1024"/>
        </table:table-row>
        <table:table-row table:style-name="ro3" table:number-rows-repeated="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" style:font-pitch="variable"/>
    <style:font-face style:name="Source Code Pro" svg:font-family="'Source Code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19:29:08.75716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9:25:04.582945000</meta:creation-date>
    <meta:generator>LibreOffice/4.2.8.2$MacOSX_X86_64 LibreOffice_project/48d50dbfc06349262c9d50868e5c1f630a573ebd</meta:generator>
    <dc:date>2015-05-22T00:57:00.540272000</dc:date>
    <meta:editing-duration>P20DT22H55M25S</meta:editing-duration>
    <meta:editing-cycles>158</meta:editing-cycles>
    <meta:document-statistic meta:table-count="1" meta:cell-count="450" meta:object-count="0"/>
  </office:meta>
</office:document-meta>
</file>